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8917in"/>
    </style:style>
    <style:style style:name="co12" style:family="table-column">
      <style:table-column-properties fo:break-before="auto" style:column-width="1.8374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2.6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100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ri</text:p>
          </table:table-cell>
          <table:table-cell table:style-name="pd1" office:value-type="string" calcext:value-type="string">
            <text:p>category_ontology_id</text:p>
          </table:table-cell>
          <table:table-cell table:style-name="pd1" office:value-type="string" calcext:value-type="string">
            <text:p>category_manual</text:p>
          </table:table-cell>
          <table:table-cell table:style-name="pd1" office:value-type="string" calcext:value-type="string">
            <text:p>category_ontology_iri</text:p>
          </table:table-cell>
          <table:table-cell table:style-name="pd1" office:value-type="string" calcext:value-type="string">
            <text:p>category_manual_bak</text:p>
          </table:table-cell>
          <table:table-cell table:style-name="ce12" office:value-type="string" calcext:value-type="string">
            <text:p>category</text:p>
          </table:table-cell>
          <table:table-cell table:style-name="ce12" table:number-columns-repeated="4"/>
          <table:table-cell table:style-name="ce7" table:number-columns-repeated="1008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Immune system disorde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nthropometric measurement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EFO:1001870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ttp://www.ebi.ac.uk/efo/EFO_1001870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breast 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lung cancer</text:p>
          </table:table-cell>
          <table:table-cell table:style-name="ce11"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:0011962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http://purl.obolibrary.org/obo/MONDO_0011962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EFO:1002011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http://www.ebi.ac.uk/efo/EFO_1002011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:002550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ttp://purl.obolibrary.org/obo/HP_0025502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Body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http://www.ebi.ac.uk/efo/EFO_0000571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:0005140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://www.ebi.ac.uk/efo/EFO_0005140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NCIT:C2920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http://purl.obolibrary.org/obo/NCIT_C2920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;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413838009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http://snomed.info/id/413838009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EFO:0009544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http://www.ebi.ac.uk/efo/EFO_0009544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266556005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http://snomed.info/id/266556005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:0009555</text:p>
          </table:table-cell>
          <table:table-cell office:value-type="string" calcext:value-type="string">
            <text:p>male reproductive system disease</text:p>
          </table:table-cell>
          <table:table-cell office:value-type="string" calcext:value-type="string">
            <text:p>http://www.ebi.ac.uk/efo/EFO_0009555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:0009549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http://www.ebi.ac.uk/efo/EFO_0009549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:0000589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>http://www.ebi.ac.uk/efo/EFO_0000589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301179007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http://snomed.info/id/301179007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MP:0003293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http://purl.obolibrary.org/obo/MP_0003293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:0009555</text:p>
          </table:table-cell>
          <table:table-cell office:value-type="string" calcext:value-type="string">
            <text:p>male reproductive system disease</text:p>
          </table:table-cell>
          <table:table-cell office:value-type="string" calcext:value-type="string">
            <text:p>http://www.ebi.ac.uk/efo/EFO_0009555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:0005741</text:p>
          </table:table-cell>
          <table:table-cell office:value-type="string" calcext:value-type="string">
            <text:p>infectious disease</text:p>
          </table:table-cell>
          <table:table-cell office:value-type="string" calcext:value-type="string">
            <text:p>http://www.ebi.ac.uk/efo/EFO_0005741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:0002461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http://www.ebi.ac.uk/efo/EFO_0002461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/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:0002461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http://www.ebi.ac.uk/efo/EFO_0002461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http://www.ebi.ac.uk/efo/EFO_000960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measur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MP:00051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http://purl.obolibrary.org/obo/MP_0005161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95570007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http://snomed.info/id/95570007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39772007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http://snomed.info/id/39772007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198268002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http://snomed.info/id/198268002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EFO:0009549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http://www.ebi.ac.uk/efo/EFO_000954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Immun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osteoarthrit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http://snomed.info/id/25924004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osteoarthritis</text:p>
          </table:table-cell>
          <table:table-cell table:style-name="ce8"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Cancer;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EFO:0000540</text:p>
          </table:table-cell>
          <table:table-cell office:value-type="string" calcext:value-type="string">
            <text:p>immune system disease</text:p>
          </table:table-cell>
          <table:table-cell office:value-type="string" calcext:value-type="string">
            <text:p>http://www.ebi.ac.uk/efo/EFO_0000540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http://purl.obolibrary.org/obo/NCIT_C9335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Cancer;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http://purl.obolibrary.org/obo/MONDO_0021661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prostate cancer</text:p>
          </table:table-cell>
          <table:table-cell table:style-name="ce8"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Other tra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EFO:0010282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http://www.ebi.ac.uk/efo/EFO_0010282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Digestive system disorde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http://snomed.info/id/201294000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:0002461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http://www.ebi.ac.uk/efo/EFO_000246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:0002461</text:p>
          </table:table-cell>
          <table:table-cell office:value-type="string" calcext:value-type="string">
            <text:p>skeletal system disease</text:p>
          </table:table-cell>
          <table:table-cell office:value-type="string" calcext:value-type="string">
            <text:p>http://www.ebi.ac.uk/efo/EFO_00024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metabolic disease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EFO:0009549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http://www.ebi.ac.uk/efo/EFO_000954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>EFO:0009549</text:p>
          </table:table-cell>
          <table:table-cell office:value-type="string" calcext:value-type="string">
            <text:p>female reproductive system disease</text:p>
          </table:table-cell>
          <table:table-cell office:value-type="string" calcext:value-type="string">
            <text:p>http://www.ebi.ac.uk/efo/EFO_000954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MP:0001629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http://purl.obolibrary.org/obo/MP_0001629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MONDO:0021945</text:p>
          </table:table-cell>
          <table:table-cell office:value-type="string" calcext:value-type="string">
            <text:p>hearing disorder</text:p>
          </table:table-cell>
          <table:table-cell office:value-type="string" calcext:value-type="string">
            <text:p>http://purl.obolibrary.org/obo/MONDO_0021945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Digestive system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Other disease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office:value-type="string" calcext:value-type="string">
            <text:p>Uterovaginal prolapse, incomplete (disorder)</text:p>
          </table:table-cell>
          <table:table-cell table:style-name="ce9"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office:value-type="string" calcext:value-type="string">
            <text:p/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1:Sheet1.L1048576">
          <table:sort>
            <table:sort-by table:field-number="0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2T08:55:52.391753716</dc:date>
    <meta:editing-duration>PT8H53M18S</meta:editing-duration>
    <meta:editing-cycles>332</meta:editing-cycles>
    <meta:generator>LibreOffice/7.3.7.2$Linux_X86_64 LibreOffice_project/30$Build-2</meta:generator>
    <dc:creator>Aitor González</dc:creator>
    <meta:document-statistic meta:table-count="1" meta:cell-count="5014" meta:object-count="0"/>
  </office:meta>
</office:document-meta>
</file>